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16.51cm" fo:margin-left="-0.191cm" fo:margin-top="0cm" fo:margin-bottom="0cm" table:align="left"/>
    </style:style>
    <style:style style:name="Table1.A" style:family="table-column">
      <style:table-column-properties style:column-width="5.503cm"/>
    </style:style>
    <style:style style:name="Table1.1" style:family="table-row">
      <style:table-row-properties style:min-row-height="0.6cm" style:keep-together="true" fo:keep-together="auto"/>
    </style:style>
    <style:style style:name="Table1.A1" style:family="table-cell">
      <style:table-cell-properties fo:padding-left="0.191cm" fo:padding-right="0.191cm" fo:padding-top="0cm" fo:padding-bottom="0cm" fo:border="0.035cm solid #000001"/>
    </style:style>
    <style:style style:name="Table1.2" style:family="table-row">
      <style:table-row-properties style:keep-together="true" fo:keep-together="auto"/>
    </style:style>
    <style:style style:name="P1" style:family="paragraph" style:parent-style-name="Standard" style:list-style-name="WWNum2">
      <style:paragraph-properties fo:margin-left="1.27cm" fo:margin-right="0cm" fo:text-indent="-0.635cm" style:auto-text-indent="false"/>
    </style:style>
    <style:style style:name="P2" style:family="paragraph" style:parent-style-name="Standard" style:list-style-name="WWNum1">
      <style:paragraph-properties fo:margin-left="1.27cm" fo:margin-right="0cm" fo:text-indent="-0.635cm" style:auto-text-indent="false"/>
    </style:style>
    <style:style style:name="P3" style:family="paragraph" style:parent-style-name="Standard" style:list-style-name="WWNum5">
      <style:paragraph-properties fo:margin-left="1.27cm" fo:margin-right="0cm" fo:line-height="100%" fo:orphans="0" fo:widows="0" fo:text-indent="-0.635cm" style:auto-text-indent="false"/>
    </style:style>
    <style:style style:name="P4" style:family="paragraph" style:parent-style-name="Standard" style:list-style-name="WWNum7">
      <style:paragraph-properties fo:margin-left="1.27cm" fo:margin-right="0cm" fo:margin-top="0cm" fo:margin-bottom="0cm" fo:line-height="100%" fo:text-align="start" style:justify-single-word="false" fo:keep-together="auto" fo:orphans="0" fo:widows="0" fo:text-indent="-0.635cm" style:auto-text-indent="false" fo:keep-with-next="auto"/>
    </style:style>
    <style:style style:name="P5" style:family="paragraph" style:parent-style-name="Standard" style:list-style-name="WWNum4">
      <style:paragraph-properties fo:margin-left="1.27cm" fo:margin-right="0cm" fo:margin-top="0cm" fo:margin-bottom="0cm" fo:line-height="100%" fo:text-align="start" style:justify-single-word="false" fo:keep-together="auto" fo:orphans="0" fo:widows="0" fo:text-indent="-0.635cm" style:auto-text-indent="false" fo:keep-with-next="auto"/>
    </style:style>
    <style:style style:name="P6" style:family="paragraph" style:parent-style-name="Standard" style:list-style-name="WWNum3">
      <style:paragraph-properties fo:margin-left="1.27cm" fo:margin-right="0cm" fo:margin-top="0cm" fo:margin-bottom="0cm" fo:line-height="100%" fo:text-align="start" style:justify-single-word="false" fo:keep-together="auto" fo:orphans="0" fo:widows="0" fo:text-indent="-0.635cm" style:auto-text-indent="false" fo:keep-with-next="auto"/>
    </style:style>
    <style:style style:name="P7" style:family="paragraph" style:parent-style-name="Standard" style:list-style-name="WWNum8">
      <style:paragraph-properties fo:margin-left="1.27cm" fo:margin-right="0cm" fo:margin-top="0cm" fo:margin-bottom="0cm" fo:line-height="100%" fo:text-align="start" style:justify-single-word="false" fo:keep-together="auto" fo:orphans="0" fo:widows="0" fo:text-indent="-0.635cm" style:auto-text-indent="false" fo:keep-with-next="auto"/>
    </style:style>
    <style:style style:name="P8" style:family="paragraph" style:parent-style-name="Standard" style:list-style-name="WWNum6">
      <style:paragraph-properties fo:margin-left="1.27cm" fo:margin-right="0cm" fo:margin-top="0cm" fo:margin-bottom="0cm" fo:line-height="100%" fo:text-align="start" style:justify-single-word="false" fo:keep-together="auto" fo:orphans="0" fo:widows="0" fo:text-indent="-0.635cm" style:auto-text-indent="false" fo:keep-with-next="auto"/>
    </style:style>
    <style:style style:name="P9" style:family="paragraph" style:parent-style-name="Standard" style:list-style-name="WWNum5">
      <style:paragraph-properties fo:margin-left="1.27cm" fo:margin-right="0cm" fo:margin-top="0cm" fo:margin-bottom="0cm" fo:line-height="100%" fo:text-align="start" style:justify-single-word="false" fo:keep-together="auto" fo:orphans="0" fo:widows="0" fo:text-indent="-0.635cm" style:auto-text-indent="false" fo:keep-with-next="auto"/>
    </style:style>
    <style:style style:name="P10" style:family="paragraph" style:parent-style-name="Standard" style:list-style-name="WWNum3">
      <style:paragraph-properties fo:margin-left="1.27cm" fo:margin-right="0cm" fo:margin-top="0cm" fo:margin-bottom="0cm" fo:line-height="100%" fo:text-align="start" style:justify-single-word="false" fo:keep-together="auto" fo:orphans="0" fo:widows="0" fo:text-indent="-0.635cm" style:auto-text-indent="false" fo:keep-with-next="auto"/>
      <style:text-properties style:text-underline-style="none"/>
    </style:style>
    <style:style style:name="P11" style:family="paragraph" style:parent-style-name="Standard">
      <style:paragraph-properties fo:margin-left="0cm" fo:margin-right="0cm" fo:margin-top="0cm" fo:margin-bottom="0cm" fo:line-height="100%" fo:text-align="start" style:justify-single-word="false" fo:keep-together="auto" fo:orphans="0" fo:widows="0" fo:text-indent="0cm" style:auto-text-indent="false" fo:keep-with-next="auto"/>
    </style:style>
    <style:style style:name="P12" style:family="paragraph" style:parent-style-name="Standard" style:master-page-name="Standard">
      <style:paragraph-properties style:page-number="auto"/>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mendments for unit 2 </text:p>
      <text:p text:style-name="Standard"/>
      <text:p text:style-name="Standard">3.1 Describe the physical needs of children </text:p>
      <text:p text:style-name="Standard">3.2 Explain the role of the early years practitioner during:</text:p>
      <text:list xml:id="list9103156957858971905" text:style-name="WWNum2">
        <text:list-item>
          <text:p text:style-name="P1">Nappy changing </text:p>
        </text:list-item>
        <text:list-item>
          <text:p text:style-name="P1">Toilet training </text:p>
        </text:list-item>
        <text:list-item>
          <text:p text:style-name="P1">washing and bath time </text:p>
        </text:list-item>
        <text:list-item>
          <text:p text:style-name="P1">Care of skin, teeth and hair </text:p>
        </text:list-item>
        <text:list-item>
          <text:p text:style-name="P1">Meal times </text:p>
        </text:list-item>
      </text:list>
      <text:p text:style-name="Standard"/>
      <text:p text:style-name="Standard">The role of the practitioner when supporting rest is to make sure that the child is allowed to take a nap when they feel tired and that they have a quite, dim area where they can go for a nap and they won’t be disturbed. If the child is running around for quite a long time <text:s/>and they need a rest the then practitioner needs to make sure that the child has been well rested and that they have a place for them to rest. The practitioner should also make sure that the children are getting plenty of fresh air as this is important for the child’s development, they should also make sure that they have at least an hour of fresh air a day. As an early years practitioner they should also make sure that the children have enough food and drink to make them healthy, this also makes sure that the food they are giving the children is healthy and appropriate. <text:s text:c="2"/></text:p>
      <text:p text:style-name="Standard"/>
      <text:p text:style-name="Standard">3.3 Explain the rest and sleep needs of: </text:p>
      <text:list xml:id="list1102417312996029405" text:style-name="WWNum1">
        <text:list-item>
          <text:p text:style-name="P2">A baby aged 6 weeks</text:p>
        </text:list-item>
        <text:list-item>
          <text:p text:style-name="P2">A baby aged 7 months </text:p>
        </text:list-item>
        <text:list-item>
          <text:p text:style-name="P2">A toddler aged 15 months </text:p>
        </text:list-item>
        <text:list-item>
          <text:p text:style-name="P2">A child aged 2 and a half years </text:p>
        </text:list-item>
        <text:list-item>
          <text:p text:style-name="P2">A child aged 4-5 years</text:p>
        </text:list-item>
        <text:list-item>
          <text:p text:style-name="P2">A child aged 6-7 years</text:p>
        </text:list-item>
      </text:list>
      <text:p text:style-name="Standard"/>
      <text:p text:style-name="Standard">The ages that I have in my document where meant to read as following: 6 weeks, 7 months, 15 months, 2 and a half years, 4-5 years, 6-7 years. </text:p>
      <text:p text:style-name="Standard"/>
      <text:p text:style-name="Standard">5.2 </text:p>
      <text:p text:style-name="Standard">Menus</text:p>
      <text:p text:style-name="Standard"/>
      <text:p text:style-name="Standard"/>
      <table:table table:name="Table1" table:style-name="Table1">
        <table:table-column table:style-name="Table1.A" table:number-columns-repeated="3"/>
        <table:table-row table:style-name="Table1.1">
          <table:table-cell table:style-name="Table1.A1" office:value-type="string">
            <text:p text:style-name="P11">Meal</text:p>
          </table:table-cell>
          <table:table-cell table:style-name="Table1.A1" office:value-type="string">
            <text:p text:style-name="P11">Ingredients </text:p>
          </table:table-cell>
          <table:table-cell table:style-name="Table1.A1" office:value-type="string">
            <text:p text:style-name="P11">Nutrients </text:p>
          </table:table-cell>
        </table:table-row>
        <table:table-row table:style-name="Table1.2">
          <table:table-cell table:style-name="Table1.A1" office:value-type="string">
            <text:p text:style-name="P11">Breakfast</text:p>
          </table:table-cell>
          <table:table-cell table:style-name="Table1.A1" office:value-type="string">
            <text:list xml:id="list3136174173128409415" text:style-name="WWNum7">
              <text:list-item>
                <text:p text:style-name="P4">Milk </text:p>
              </text:list-item>
              <text:list-item>
                <text:p text:style-name="P4">Orange juice </text:p>
              </text:list-item>
              <text:list-item>
                <text:p text:style-name="P4">Apple juice </text:p>
              </text:list-item>
              <text:list-item>
                <text:p text:style-name="P4">Cereal </text:p>
              </text:list-item>
              <text:list-item>
                <text:p text:style-name="P4">Toast </text:p>
              </text:list-item>
            </text:list>
          </table:table-cell>
          <table:table-cell table:style-name="Table1.A1" office:value-type="string">
            <text:list xml:id="list8804277956413352882" text:style-name="WWNum4">
              <text:list-item>
                <text:p text:style-name="P5">The nutrients in a 200ml glass of milk is Calcium, Protein, iodine, potassium and vitamins B2 and B12.</text:p>
              </text:list-item>
              <text:list-item>
                <text:p text:style-name="P5">The nutrients in Orange juice is Potassium, vitamin A <text:soft-page-break/>and vitamin B </text:p>
              </text:list-item>
              <text:list-item>
                <text:p text:style-name="P5">The nutrients in Apple Juice is protein, sugars and raw fruit.</text:p>
              </text:list-item>
              <text:list-item>
                <text:p text:style-name="P5"><text:s/>The nutrients in cereals are Fiber, protein, B vitamins.</text:p>
              </text:list-item>
              <text:list-item>
                <text:p text:style-name="P5">The nutrients on toast can vary from what the child will be having, just buttered toast is protein, fat, carbohydrates and fiber as well as a little bit of sugar. </text:p>
              </text:list-item>
            </text:list>
          </table:table-cell>
        </table:table-row>
        <table:table-row table:style-name="Table1.2">
          <table:table-cell table:style-name="Table1.A1" office:value-type="string">
            <text:p text:style-name="P11">Lunch (both packed lunch and hot dinners)</text:p>
          </table:table-cell>
          <table:table-cell table:style-name="Table1.A1" office:value-type="string">
            <text:list xml:id="list6468095355508295734" text:style-name="WWNum3">
              <text:list-item>
                <text:p text:style-name="P6">Ham sandwich </text:p>
              </text:list-item>
              <text:list-item>
                <text:p text:style-name="P6">Pasta bolognaise </text:p>
              </text:list-item>
              <text:list-item>
                <text:p text:style-name="P6">Crisps </text:p>
              </text:list-item>
              <text:list-item>
                <text:p text:style-name="P6">Apple </text:p>
              </text:list-item>
              <text:list-item>
                <text:p text:style-name="P10"/>
              </text:list-item>
            </text:list>
            <text:p text:style-name="P11"/>
          </table:table-cell>
          <table:table-cell table:style-name="Table1.A1" office:value-type="string">
            <text:list xml:id="list7499040695983697230" text:style-name="WWNum8">
              <text:list-item>
                <text:p text:style-name="P7">If the sandwich has butter on it then it will have protein, fats and calories. </text:p>
              </text:list-item>
              <text:list-item>
                <text:p text:style-name="P7">Pasta Bolognaise has B vitamins, 299 calories and proteins. </text:p>
              </text:list-item>
              <text:list-item>
                <text:p text:style-name="P7">Carbohydrates, proteins, fats and fiber for a bag of crisps. </text:p>
              </text:list-item>
              <text:list-item>
                <text:p text:style-name="P7">Vitamin C, fiber and sodium are found in an apple </text:p>
              </text:list-item>
            </text:list>
            <text:p text:style-name="P11"/>
          </table:table-cell>
        </table:table-row>
        <table:table-row table:style-name="Table1.2">
          <table:table-cell table:style-name="Table1.A1" office:value-type="string">
            <text:p text:style-name="P11">Snack time </text:p>
          </table:table-cell>
          <table:table-cell table:style-name="Table1.A1" office:value-type="string">
            <text:list xml:id="list7655046393913900996" text:style-name="WWNum6">
              <text:list-item>
                <text:p text:style-name="P8">Banana </text:p>
              </text:list-item>
              <text:list-item>
                <text:p text:style-name="P8">Crackers </text:p>
              </text:list-item>
              <text:list-item>
                <text:p text:style-name="P8">Milk</text:p>
              </text:list-item>
              <text:list-item>
                <text:p text:style-name="P8">grapes</text:p>
              </text:list-item>
            </text:list>
          </table:table-cell>
          <table:table-cell table:style-name="Table1.A1" office:value-type="string">
            <text:list xml:id="list7775507068438280790" text:style-name="WWNum5">
              <text:list-item>
                <text:p text:style-name="P9">In a banana you will find potassium, vitamin C and fiber </text:p>
              </text:list-item>
              <text:list-item>
                <text:p text:style-name="P9">There are protein, carbohydrates and fiber nutrients in crackers.</text:p>
              </text:list-item>
              <text:list-item>
                <text:p text:style-name="P3">The nutrients in a 200ml glass of milk is Calcium, Protein, iodine, potassium and vitamins B2 and B12.</text:p>
              </text:list-item>
              <text:list-item>
                <text:p text:style-name="P3">Grapes have nutrients like copper and calories, there is no fat or cholesterol and very little sugars </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GB" fo:font-style="normal" style:text-underline-style="none" fo:font-weight="normal" style:font-size-asian="11pt" style:language-asian="zh" style:country-asian="CN" style:font-style-asian="normal" style:font-weight-asian="normal" style:font-size-complex="11pt" style:language-complex="hi" style:country-complex="IN"/>
    </style:default-style>
    <style:default-style style:family="paragraph">
      <style:paragraph-properties fo:margin-left="0cm" fo:margin-right="0cm" fo:margin-top="0cm" fo:margin-bottom="0cm"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position="0% 100%" style:font-name="Arial" fo:font-size="11pt" fo:language="en" fo:country="GB" fo:font-style="normal" style:text-underline-style="none" fo:font-weight="normal"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cm" fo:margin-bottom="0.106cm"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cm" fo:margin-bottom="0.564cm"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Label_20_1" style:display-name="ListLabel 1"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office:automatic-styles>
  <office:master-styles>
    <style:master-page style:name="Standard" style:page-layout-name="Mpm1">
      <style:header>
        <text:p text:style-name="Standard">Ashleigh Whi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1" meta:image-count="0" meta:object-count="0" meta:page-count="2" meta:paragraph-count="52" meta:word-count="520" meta:character-count="2685"/>
    <meta:generator>OpenOffice/4.1.2$Win32 OpenOffice.org_project/412m3$Build-9782</meta:generator>
  </office:meta>
</office:document-meta>
</file>